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6. října, začátek 17:15</text:p>
      <text:section text:style-name="Sect1" text:name="magicdomid30">
        <text:p text:style-name="Standard"/>
      </text:section>
      <text:section text:style-name="Sect1" text:name="magicdomid31">
        <text:p text:style-name="Standard">návrh programu:</text:p>
      </text:section>
      <text:section text:style-name="Sect1" text:name="magicdomid32">
        <text:p text:style-name="Standard"/>
      </text:section>
      <text:section text:style-name="Sect1" text:name="magicdomid33">
        <text:p text:style-name="Standard">1) Rozhodnout se zda zveřejnit životopisy a motivační dopisy, případně do jaké míry</text:p>
      </text:section>
      <text:section text:style-name="Sect1" text:name="magicdomid34">
        <text:p text:style-name="Standard">2) Možné střety zájmů</text:p>
      </text:section>
      <text:section text:style-name="Sect1" text:name="magicdomid35">
        <text:p text:style-name="Standard">3) Domluvit se na termínu pohovorů</text:p>
      </text:section>
      <text:section text:style-name="Sect1" text:name="magicdomid36">
        <text:p text:style-name="Standard">4) Specifikovat úkoly pro uchazeče</text:p>
      </text:section>
      <text:section text:style-name="Sect1" text:name="magicdomid37">
        <text:p text:style-name="Standard"/>
      </text:section>
      <text:section text:style-name="Sect1" text:name="magicdomid38">
        <text:p text:style-name="Standard">Zapisuje: Adam Zábranský</text:p>
      </text:section>
      <text:section text:style-name="Sect1" text:name="magicdomid39">
        <text:p text:style-name="Standard"><text:line-break/>návrh programu schválen konsenzuálně</text:p>
      </text:section>
      <text:section text:style-name="Sect1" text:name="magicdomid41">
        <text:p text:style-name="Standard">účast: Mikuláš Ferjenčík, Vašek Fořtík, Ondra Profant, Adam Zábranský, Viktor Mahrik (do 17:45), Bára Hrůzová, Roj Kučera (od 17:45)</text:p>
      </text:section>
      <text:section text:style-name="Sect1" text:name="magicdomid42">
        <text:p text:style-name="Standard"><text:line-break/>------------------------------</text:p>
      </text:section>
      <text:section text:style-name="Sect1" text:name="magicdomid44">
        <text:p text:style-name="Standard"/>
      </text:section>
      <text:section text:style-name="Sect1" text:name="magicdomid45">
        <text:p text:style-name="Standard">1)</text:p>
      </text:section>
      <text:section text:style-name="Sect1" text:name="magicdomid46">
        <text:p text:style-name="Standard">O případném zveřejnění CV + motivačních dopisů jsme uchazeče neinformovali předem, což je problém. Mikuláš je osloví, zda se zveřejněním nemají problém, popř. zda chtějí zveřejnit pouze část.</text:p>
      </text:section>
      <text:section text:style-name="Sect1" text:name="magicdomid47">
        <text:p text:style-name="Standard"/>
      </text:section>
      <text:section text:style-name="Sect1" text:name="magicdomid48">
        <text:p text:style-name="Standard">2)</text:p>
      </text:section>
      <text:section text:style-name="Sect1" text:name="magicdomid49">
        <text:p text:style-name="Standard">Mikuláš: Hähnel je přítelkyně mého bratrance, Krausová je dlouholetá členka Pirátů, Findejs taky, Radašová je nová členka, kterou znám od posledního zasedání pražského sdružení</text:p>
      </text:section>
      <text:section text:style-name="Sect1" text:name="magicdomid50">
        <text:p text:style-name="Standard">Ondra: znám Krausovou, Findejse a Radašovou podobně jako Miki</text:p>
      </text:section>
      <text:section text:style-name="Sect1" text:name="magicdomid51">
        <text:p text:style-name="Standard">Adam: to stejné co Ondra</text:p>
      </text:section>
      <text:section text:style-name="Sect1" text:name="magicdomid52">
        <text:p text:style-name="Standard">Vašek, Bára a Viktor: známe jen Krausovou a Findejse</text:p>
      </text:section>
      <text:section text:style-name="Sect1" text:name="magicdomid53">
        <text:p text:style-name="Standard"><text:line-break/>Kdyby komise nabyla podezření, že Mikuláš lobbuje za Hähnel, odebere mu možnost vyjadřovat se k ní a hodnotit ji</text:p>
      </text:section>
      <text:section text:style-name="Sect1" text:name="magicdomid55">
        <text:p text:style-name="Standard"/>
      </text:section>
      <text:section text:style-name="Sect1" text:name="magicdomid56">
        <text:p text:style-name="Standard">4) </text:p>
      </text:section>
      <text:section text:style-name="Sect1" text:name="magicdomid57">
        <text:p text:style-name="Standard"/>
      </text:section>
      <text:section text:style-name="Sect1" text:name="magicdomid58">
        <text:p text:style-name="Standard">Návrh Mikuláše:</text:p>
      </text:section>
      <text:section text:style-name="Sect1" text:name="magicdomid59">
        <text:p text:style-name="Standard">1. článek pro Pirátské listy vyzývající k zapojení dobrovolníků, oznamující nástup člověka do pozice (dobrovolníci mohou: roznášet noviny, zapojit se jako konzultanti, agitovat za svobodnou hudbu, překládat, psát články atp. )</text:p>
      </text:section>
      <text:section text:style-name="Sect1" text:name="magicdomid60">
        <text:p text:style-name="Standard">2. Otagovat úkoly v redmine podle typu činnosti</text:p>
      </text:section>
      <text:section text:style-name="Sect1" text:name="magicdomid61">
        <text:p text:style-name="Standard">3. Něco telefonického, ale nevím co.</text:p>
      </text:section>
      <text:section text:style-name="Sect1" text:name="magicdomid62">
        <text:p text:style-name="Standard"/>
      </text:section>
      <text:section text:style-name="Sect1" text:name="magicdomid63">
        <text:p text:style-name="Standard">Mikuláš: 1. chceme, aby koordinátor byl schopný psát články, 2. chceme, aby uměl pracovat s databázemi, 3. chceme, aby uměl komunikovat s lidmi.</text:p>
      </text:section>
      <text:section text:style-name="Sect1" text:name="magicdomid64">
        <text:p text:style-name="Standard"><text:line-break/>Vašek: Chce to praktické úkoly. </text:p>
      </text:section>
      <text:section text:style-name="Sect1" text:name="magicdomid66">
        <text:p text:style-name="Standard">- Bude koordinátor pracovat s nějakým rozpočtem? Jestli ano, tak to chce úkol, který to bude reflektovat. Např. v únoru plánujeme Piratecon, tak mu říct, ať to naplánuje.</text:p>
      </text:section>
      <text:section text:style-name="Sect1" text:name="magicdomid67">
        <text:p text:style-name="Standard">- Dát jim za úkol např. sehnat garanty programových bodů.</text:p>
      </text:section>
      <text:section text:style-name="Sect1" text:name="magicdomid68">
        <text:p text:style-name="Standard">- Je potřeba, aby koordinátor uměl velký úkol rozdělit na drobnější konkrétnější a zavolat lidem, ať se zapojí</text:p>
      </text:section>
      <text:section text:style-name="Sect1" text:name="magicdomid69">
        <text:p text:style-name="Standard"><text:line-break/></text:p>
      </text:section>
      <text:section text:style-name="Sect1" text:name="magicdomid70">
        <text:p text:style-name="Standard"><text:soft-page-break/>Mikuláš: nechat zájemce uspořádat akci např. na rozdávání pirátských listů</text:p>
      </text:section>
      <text:section text:style-name="Sect1" text:name="magicdomid71">
        <text:p text:style-name="Standard">Ondra: organizace 17. listopadu</text:p>
      </text:section>
      <text:section text:style-name="Sect1" text:name="magicdomid72">
        <text:p text:style-name="Standard"><text:line-break/>17:45 - Viktor odchází a Roj přichází</text:p>
      </text:section>
      <text:section text:style-name="Sect1" text:name="magicdomid74">
        <text:p text:style-name="Standard"><text:line-break/>Mikuláš: psací úkol - napsat výzvu pro členy a příznivce Pirátů, ať v co největším počtu přijdou na listopadové zastupitelstvo 5.11. (2 verze: e-mail a blog, případně další aktivity, jak tam natáhnout co nejvíc lidí) s pirátskými proprietami. Téma: trafiky.</text:p>
      </text:section>
      <text:section text:style-name="Sect1" text:name="magicdomid76">
        <text:p text:style-name="Standard">Ondra: mohl by sehnat lidi, kteří </text:p>
      </text:section>
      <text:section text:style-name="Sect1" text:name="magicdomid77">
        <text:p text:style-name="Standard">Mikuláš: úkol na přímý kontakt - sehnat na zasedání zastupitelstva kontakt na 3-6 lidí, kteří se tam přišli podívat</text:p>
      </text:section>
      <text:section text:style-name="Sect1" text:name="magicdomid78">
        <text:p text:style-name="Standard"><text:line-break/></text:p>
      </text:section>
      <text:section text:style-name="Sect1" text:name="magicdomid79">
        <text:p text:style-name="Standard">diskuse o variantách předchozího</text:p>
      </text:section>
      <text:section text:style-name="Sect1" text:name="magicdomid80">
        <text:p text:style-name="Standard"><text:line-break/>závěr: úkol na přímý kontakt: sehnat člověka, který zajde na zasedání zastupitelstva (MČ nebo velké Prahy) a bude ochotný informovat Piráty o tom, co se tam událo (sehnat ho může klidně i na zasedání)</text:p>
      </text:section>
      <text:section text:style-name="Sect1" text:name="magicdomid82">
        <text:p text:style-name="Standard"><text:line-break/><text:span text:style-name="T1">Dohodnuté úkoly</text:span></text:p>
      </text:section>
      <text:section text:style-name="Sect1" text:name="magicdomid84">
        <text:p text:style-name="Standard"/>
      </text:section>
      <text:section text:style-name="Sect1" text:name="magicdomid85">
        <text:p text:style-name="P1">1. Psací úkol: napsat výzvu pro členy a příznivce Pirátů, ať v co největším počtu přijdou na listopadové zastupitelstvo 5.11. (2 verze: e-mail a blog, případně další aktivity, jak tam natáhnout co nejvíc lidí) s pirátskými proprietami. Téma: konec politických trafik v Praze. U výzvy musí být zřejmé, co návštěvníci mají dělat. Zájemce může použít zdroje na internetu, případně se obrátit na kohokoliv, kdo s úkolem může pomoci.</text:p>
      </text:section>
      <text:section text:style-name="Sect1" text:name="magicdomid86">
        <text:p text:style-name="Standard">Termín: 30.10.2015</text:p>
      </text:section>
      <text:section text:style-name="Sect1" text:name="magicdomid87">
        <text:p text:style-name="Standard"><text:line-break/><text:span text:style-name="T1">2. Úkol na přímý kontakt: zajít na nějaké zasedání zastupitelstva (MČ nebo velké Prahy), oslovit alespoň 3 lidi, kteří tam jsou z veřejnosti, zeptat se jich, proč tam chodí, jak se staví k Pirátům a jak by jim Piráti mohli pomoci, a sehnat člověka, který bude ochotný informovat Piráty o tom, co se tam událo (sehnat ho může klidně i mimo zasedání).</text:span></text:p>
      </text:section>
      <text:section text:style-name="Sect1" text:name="magicdomid89">
        <text:p text:style-name="Standard">Termín: 30.11.2015</text:p>
      </text:section>
      <text:section text:style-name="Sect1" text:name="magicdomid90">
        <text:p text:style-name="Standard"><text:line-break/><text:span text:style-name="T1">Alternativa k 2. Zorganizovat akci na distribuci Pirátských listů.</text:span></text:p>
      </text:section>
      <text:section text:style-name="Sect1" text:name="magicdomid92">
        <text:p text:style-name="Standard">Termín: 15.11.2015</text:p>
      </text:section>
      <text:section text:style-name="Sect1" text:name="magicdomid93">
        <text:p text:style-name="Standard"><text:line-break/><text:span text:style-name="T1">3. Úkol na plánování: navrhnout pirátskou akci a popsat způsob, jakým by daný člověk postupoval při jejím organizování. Maximální rozpočet 5 000 Kč. Podmínka akce: pro její realizaci jsou</text:span> <text:span text:style-name="T1">potřeba dobrovolníci.</text:span></text:p>
      </text:section>
      <text:section text:style-name="Sect1" text:name="magicdomid95">
        <text:p text:style-name="Standard">Termín: 15.11.2015</text:p>
      </text:section>
      <text:section text:style-name="Sect1" text:name="magicdomid96">
        <text:p text:style-name="Standard"><text:line-break/>Všechny, kdo splní 3 úkoly, pozveme na pohovor. Termíny pohovorů domluvíme individuálně, jakmile uchazeč splní všechny úkoly.</text:p>
      </text:section>
      <text:section text:style-name="Sect1" text:name="magicdomid98">
        <text:p text:style-name="Standard"><text:line-break/>Cílem je, aby ideálně koordinátor mohl nastoupit 1.12.2015.</text:p>
      </text:section>
      <text:section text:style-name="Sect1" text:name="magicdomid100">
        <text:p text:style-name="Standard"><text:line-break/>Konec 18:40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02:31:03.517004908</meta:creation-date>
    <dc:date>2015-12-11T02:33:57.122570302</dc:date>
    <meta:editing-duration>P0D</meta:editing-duration>
    <meta:editing-cycles>1</meta:editing-cycles>
    <meta:document-statistic meta:table-count="0" meta:image-count="0" meta:object-count="0" meta:page-count="2" meta:paragraph-count="50" meta:word-count="620" meta:character-count="4023" meta:non-whitespace-character-count="3432"/>
    <meta:generator>LibreOffice/4.2.8.2$Linux_x86 LibreOffice_project/420m0$Build-2</meta:generator>
  </office:meta>
</office:document-meta>
</file>